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e7d0" officeooo:paragraph-rsid="0014e7d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4e7d0" officeooo:paragraph-rsid="0014e7d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5dd9a" officeooo:paragraph-rsid="0015dd9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7a19a" officeooo:paragraph-rsid="0017a19a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none" fo:font-weight="normal" officeooo:rsid="0015dd9a" officeooo:paragraph-rsid="0015dd9a" style:font-weight-asian="normal" style:font-weight-complex="normal"/>
    </style:style>
    <style:style style:name="T1" style:family="text">
      <style:text-properties officeooo:rsid="0015dd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a19a"/>
    </style:style>
    <style:style style:name="T4" style:family="text">
      <style:text-properties officeooo:rsid="00191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MAP, FILTER, REDUCE</text:p>
      <text:p text:style-name="P1"/>
      <text:p text:style-name="P2">Con la siguiente lista: </text:p>
      <text:p text:style-name="P2">const superHeroes = [ </text:p>
      <text:p text:style-name="P2"><text:tab/>{nombre:'Batman', tipo:'DC'},</text:p>
      <text:p text:style-name="P2"><text:tab/>{nombre:'Linterna Verde', tipo:'DC'},</text:p>
      <text:p text:style-name="P2"><text:tab/>{nombre:'Lobezno', tipo:'Marvel'},</text:p>
      <text:p text:style-name="P2"><text:tab/>{nombre:'Spiderman', tipo:'Marvel'},</text:p>
      <text:p text:style-name="P2"><text:tab/>];</text:p>
      <text:p text:style-name="P2"/>
      <text:p text:style-name="P2"><text:span text:style-name="T2">1.-</text:span> Realiza una función que se le pasen como parámetros la lista y el tipo. Debe devolver una lista únicamente con los elementos del tipo indicado</text:p>
      <text:p text:style-name="P2"/>
      <text:p text:style-name="P2"><text:span text:style-name="T2">2.-</text:span> Tenemos que cambiar el nombre de todos los super héroes de DC a ‘CAMBIADO’ <text:span text:style-name="T3">un espacio en blanco y el nombre del super Héroe</text:span></text:p>
      <text:p text:style-name="P2"/>
      <text:p text:style-name="P2"><text:span text:style-name="T2">3.-</text:span> Muestra en pantalla la cantidad de super Heroes de DC que existen en la tabla</text:p>
      <text:p text:style-name="P2"/>
      <text:p text:style-name="P2"><text:span text:style-name="T2">4.- </text:span>Ahora la tabla es esta:</text:p>
      <text:p text:style-name="P2"><text:tab/>const superHeroes<text:span text:style-name="T1">2</text:span> = [ </text:p>
      <text:p text:style-name="P2"><text:tab/>'{"nombre":"Batman", "tipo":"DC"}',</text:p>
      <text:p text:style-name="P2"><text:tab/>'{"nombre":"Linterna Verde", "tipo":"DC"}',</text:p>
      <text:p text:style-name="P2"><text:tab/>'{"nombre":"Lobezno", "tipo":"Marvel"}',</text:p>
      <text:p text:style-name="P2"><text:tab/>'{"nombre":"Spiderman", "tipo":"Marvel"}',</text:p>
      <text:p text:style-name="P2"><text:tab/>];</text:p>
      <text:p text:style-name="P3">Observa que es una lista de cadenas con formato JSON, pero no es JSON.</text:p>
      <text:p text:style-name="P5">a) crea una nueva lista con elementos objetos JavaScript <text:span text:style-name="T3">(Investiga, investiga...)</text:span></text:p>
      <text:p text:style-name="P5">b) filtra únicamente los elementos de Marvel</text:p>
      <text:p text:style-name="P3"/>
      <text:p text:style-name="P3"><text:span text:style-name="T2">5.-</text:span> Añade, en superHeroes, dos nuevos super Héroes al final de la lista</text:p>
      <text:p text:style-name="P3"><text:span text:style-name="T2">6.-</text:span> Añade otros dos superHeroes al inicio de la lista</text:p>
      <text:p text:style-name="P4"><text:span text:style-name="T2">7.-</text:span> Ordena, alfabéticamente, los superHeroes por nombre (investiga)</text:p>
      <text:p text:style-name="P4"><text:span text:style-name="T2">8.-</text:span> Ordena, alfabéticamente, los superHeroes por tipo (Bueno, ya lo habías investigado antes…)</text:p>
      <text:p text:style-name="P4"><text:span text:style-name="T2">9.-</text:span> <text:s/>Crea una lista únicamente con los nombres de los superHéroes <text:span text:style-name="T4">como cadenas de caracteres.</text:span></text:p>
      <text:p text:style-name="P4"><text:span text:style-name="T2">10.-</text:span> <text:span text:style-name="T4">Lo mismo que en 9 pero esta vez debe ser una lista de objetos del tipo { nombre: ‘Batman’ }</text:span></text:p>
      <text:p text:style-name="P3"/>
      <text:p text:style-name="P3"/>
      <text:p text:style-name="P3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3:51:55.158842427</meta:creation-date>
    <dc:date>2022-09-17T14:26:27.599554530</dc:date>
    <meta:editing-duration>PT3M42S</meta:editing-duration>
    <meta:editing-cycles>1</meta:editing-cycles>
    <meta:document-statistic meta:table-count="0" meta:image-count="0" meta:object-count="0" meta:page-count="1" meta:paragraph-count="28" meta:word-count="221" meta:character-count="1462" meta:non-whitespace-character-count="1252"/>
    <meta:generator>LibreOffice/6.4.7.2$Linux_X86_64 LibreOffice_project/40$Build-2</meta:generator>
  </office:meta>
</office:document-meta>
</file>